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gradient" draw:fill-gradient-name="gradient" draw:gradient-step-count="64" draw:textarea-horizontal-align="justify" draw:textarea-vertical-align="middle" draw:auto-grow-height="false" fo:min-height="0.475cm" fo:min-width="1.01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884cm" fo:min-width="0.58cm" fo:padding-top="0.142cm" fo:padding-bottom="0.142cm" fo:padding-left="0.267cm" fo:padding-right="0.267cm"/>
    </style:style>
    <style:style style:name="P1" style:family="paragraph">
      <loext:graphic-properties draw:fill="gradient" draw:fill-gradient-name="gradient" draw:gradient-step-count="6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333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551cm" svg:height="0.759cm" svg:x="0.024cm" svg:y="0.421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0.761cm" svg:height="1.371cm" svg:x="0.356cm" svg:y="0.114cm" svg:viewBox="0 0 762 1372" draw:points="0,457 0,915 381,915 762,1372 762,0 381,457">
          <text:p/>
        </draw:polygon>
        <draw:custom-shape draw:style-name="gr3" draw:text-style-name="P3" draw:layer="layout" svg:width="1.114cm" svg:height="1.168cm" draw:transform="rotate (1.5707963267949) translate (0.232cm 1.357cm)">
          <text:p/>
          <draw:enhanced-geometry svg:viewBox="0 0 21600 21600" draw:mirror-horizontal="false" draw:mirror-vertical="true" draw:glue-points="?f6 0 10800 ?f8 ?f11 10800 ?f9 21600 10800 ?f10 ?f5 10800" draw:text-areas="?f3 ?f3 ?f4 ?f4" draw:type="parallelogram" draw:modifiers="17352.80898876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38" draw:end-color="#ffff38" draw:start-intensity="100%" draw:end-intensity="7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3-07T21:43:23.239024815</meta:creation-date>
    <dc:date>2019-11-18T00:51:31.856456530</dc:date>
    <meta:editing-duration>P1DT2H54M28S</meta:editing-duration>
    <meta:editing-cycles>54</meta:editing-cycles>
    <meta:generator>LibreOffice/6.3.3.2.0$Linux_X86_64 LibreOffice_project/30$Build-2</meta:generator>
    <meta:document-statistic meta:object-count="3"/>
  </office:meta>
</office:document-meta>
</file>